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49bf" officeooo:paragraph-rsid="000449bf"/>
    </style:style>
    <style:style style:name="P2" style:family="paragraph" style:parent-style-name="Standard" style:list-style-name="L2">
      <style:text-properties officeooo:rsid="000449bf" officeooo:paragraph-rsid="000449bf"/>
    </style:style>
    <style:style style:name="P3" style:family="paragraph" style:parent-style-name="Standard" style:list-style-name="L2">
      <style:text-properties officeooo:paragraph-rsid="000449bf"/>
    </style:style>
    <style:style style:name="P4" style:family="paragraph" style:parent-style-name="Standard">
      <style:text-properties officeooo:rsid="00061447" officeooo:paragraph-rsid="00061447"/>
    </style:style>
    <style:style style:name="P5" style:family="paragraph" style:parent-style-name="Standard">
      <style:text-properties officeooo:rsid="00094f15" officeooo:paragraph-rsid="00094f15"/>
    </style:style>
    <style:style style:name="P6" style:family="paragraph" style:parent-style-name="Standard">
      <style:text-properties officeooo:rsid="000ae1ad" officeooo:paragraph-rsid="000ae1ad"/>
    </style:style>
    <style:style style:name="P7" style:family="paragraph" style:parent-style-name="Standard">
      <style:text-properties officeooo:rsid="000c8d8e" officeooo:paragraph-rsid="000c8d8e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449bf" officeooo:paragraph-rsid="000449bf"/>
    </style:style>
    <style:style style:name="T1" style:family="text">
      <style:text-properties officeooo:rsid="000449bf"/>
    </style:style>
    <style:style style:name="T2" style:family="text">
      <style:text-properties officeooo:rsid="0004645f"/>
    </style:style>
    <style:style style:name="T3" style:family="text">
      <style:text-properties officeooo:rsid="00061447"/>
    </style:style>
    <style:style style:name="T4" style:family="text">
      <style:text-properties officeooo:rsid="0007f18b"/>
    </style:style>
    <style:style style:name="T5" style:family="text">
      <style:text-properties officeooo:rsid="000e322c"/>
    </style:style>
    <style:style style:name="T6" style:family="text">
      <style:text-properties officeooo:rsid="000ea9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nux Commands </text:p>
      <text:list xml:id="list613219898" text:style-name="L2">
        <text:list-header>
          <text:p text:style-name="P3"/>
        </text:list-header>
        <text:list-item>
          <text:p text:style-name="P3"><text:span text:style-name="T1">How to copy a file and Directory</text:span></text:p>
          <text:p text:style-name="P2">Example : - </text:p>
          <text:p text:style-name="P2">cp source destination </text:p>
          <text:p text:style-name="P2">source – location the file that are copy</text:p>
          <text:p text:style-name="P2">destination – location the file after the copy is completed</text:p>
        </text:list-item>
      </text:list>
      <text:p text:style-name="P1"/>
      <text:p text:style-name="P1"><text:tab/>gajendra@gajendra-HP-15-Notebook-PC:~/Documents/gajendra$ cp filecommands.odt abc</text:p>
      <text:p text:style-name="P1"><text:tab/></text:p>
      <text:p text:style-name="P1"><text:tab/>this example are same directory </text:p>
      <text:p text:style-name="P1"/>
      <text:p text:style-name="P1"><text:tab/>gajendra@gajendra-HP-15-Notebook-PC:~/Documents/Linux_commands$ cp ~/Documents/Linux_commands/filecommands.odt <text:s/>~/Documents/gajendra/ </text:p>
      <text:p text:style-name="P1"/>
      <text:p text:style-name="P1"><text:tab/>this example are two different directory</text:p>
      <text:p text:style-name="P1"/>
      <text:p text:style-name="P1"/>
      <text:p text:style-name="P1"><text:tab/><text:span text:style-name="T2">how to copy directory to another directory</text:span></text:p>
      <text:p text:style-name="P1"><text:tab/><text:span text:style-name="T2">Example - </text:span></text:p>
      <text:p text:style-name="P1"><text:tab/><text:tab/><text:span text:style-name="T2">cp -R sourcelocation destinationlocation</text:span></text:p>
      <text:p text:style-name="P1"><text:tab/><text:tab/>-<text:span text:style-name="T2">R : - R meaning recursive copy of directories</text:span></text:p>
      <text:p text:style-name="P4"/>
      <text:p text:style-name="P4"/>
      <text:p text:style-name="P4">2. cut and rename commands</text:p>
      <text:p text:style-name="P4"><text:tab/>cut commad</text:p>
      <text:p text:style-name="P4"><text:tab/>--------------</text:p>
      <text:p text:style-name="P1"><text:tab/><text:span text:style-name="T4">Syntax - <text:s/>mv sorcelocation destinationlocation</text:span><text:tab/></text:p>
      <text:p text:style-name="P1"><text:tab/><text:span text:style-name="T4">Example : -</text:span></text:p>
      <text:p text:style-name="P1"><text:tab/>gajendra@gajendra-HP-15-Notebook-PC:~/Documents/gajendra$ ls </text:p>
      <text:p text:style-name="P1">abc <text:s/>filecommands.odt <text:s/>gitcommands.odt</text:p>
      <text:p text:style-name="P1"/>
      <text:p text:style-name="P1">gajendra@gajendra-HP-15-Notebook-PC:~/Documents/gajendra$ mv ~/Documents/gajendra/filecommands.odt ~/Documents/</text:p>
      <text:p text:style-name="P1"/>
      <text:p text:style-name="P1">gajendra@gajendra-HP-15-Notebook-PC:~/Documents/gajendra$ ls</text:p>
      <text:p text:style-name="P1">abc <text:s/>gitcommands.odt</text:p>
      <text:p text:style-name="P1"/>
      <text:p text:style-name="P1">gajendra@gajendra-HP-15-Notebook-PC:~/Documents/gajendra$ cd ..</text:p>
      <text:p text:style-name="P1"/>
      <text:p text:style-name="P1">gajendra@gajendra-HP-15-Notebook-PC:~/Documents$ ls</text:p>
      <text:p text:style-name="P1">filecommands.odt <text:s/>filemanipulation.odt <text:s/>gajendra <text:s/>Linux_commands <text:s/>mytask_beryl.ods</text:p>
      <text:p text:style-name="P1"/>
      <text:p text:style-name="P1">gajendra@gajendra-HP-15-Notebook-PC:~/Documents$ </text:p>
      <text:p text:style-name="P1"/>
      <text:p text:style-name="P5">Remane command</text:p>
      <text:p text:style-name="P5">-----------------------</text:p>
      <text:p text:style-name="P5">Synt<text:span text:style-name="T5">a</text:span>x – mv oldfilename newfilename</text:p>
      <text:p text:style-name="P6">Example - </text:p>
      <text:p text:style-name="P6">gajendra@gajendra-HP-15-Notebook-PC:~/Documents$ ls</text:p>
      <text:p text:style-name="P6">filecommands.odt <text:s/>filemanipulation.odt <text:s/>gajendra <text:s/>Linux_commands <text:s/>mytask_beryl.ods</text:p>
      <text:p text:style-name="P6"/>
      <text:p text:style-name="P6"><text:soft-page-break/>gajendra@gajendra-HP-15-Notebook-PC:~/Documents$ mv Linux_commands Linux</text:p>
      <text:p text:style-name="P6">gajendra@gajendra-HP-15-Notebook-PC:~/Documents$ ls</text:p>
      <text:p text:style-name="P6">filecommands.odt <text:s/>filemanipulation.odt <text:s/>gajendra <text:s/>Linux <text:s/>mytask_beryl.ods</text:p>
      <text:p text:style-name="P6"/>
      <text:p text:style-name="P6"/>
      <text:p text:style-name="P7">3.Remove or Delete commmand</text:p>
      <text:p text:style-name="P7"><text:s text:c="3"/>command name = rm </text:p>
      <text:p text:style-name="P7"><text:s text:c="3"/>syntax – <text:span text:style-name="T6">rm -r filename/Directory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4:47:41.465675478</meta:creation-date>
    <dc:date>2021-05-12T16:37:56.796590094</dc:date>
    <meta:editing-duration>PT1H50M1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152" meta:character-count="1765" meta:non-whitespace-character-count="1600"/>
  </office:meta>
</office:document-meta>
</file>